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81ed4" officeooo:paragraph-rsid="00181ed4"/>
    </style:style>
    <style:style style:name="P2" style:family="paragraph" style:parent-style-name="Standard">
      <style:paragraph-properties fo:text-align="center" style:justify-single-word="false"/>
      <style:text-properties style:text-underline-style="none" officeooo:rsid="00181ed4" officeooo:paragraph-rsid="00181ed4"/>
    </style:style>
    <style:style style:name="P3" style:family="paragraph" style:parent-style-name="Standard" style:list-style-name="L1">
      <style:paragraph-properties fo:text-align="start" style:justify-single-word="false"/>
      <style:text-properties style:text-underline-style="none" officeooo:rsid="00181ed4" officeooo:paragraph-rsid="00181ed4"/>
    </style:style>
    <style:style style:name="P4" style:family="paragraph" style:parent-style-name="Standard" style:list-style-name="L1">
      <style:paragraph-properties fo:text-align="start" style:justify-single-word="false"/>
      <style:text-properties style:text-underline-style="none" officeooo:rsid="001bf5b2" officeooo:paragraph-rsid="001bf5b2"/>
    </style:style>
    <style:style style:name="P5" style:family="paragraph" style:parent-style-name="Standard" style:list-style-name="L1">
      <style:paragraph-properties fo:text-align="start" style:justify-single-word="false"/>
      <style:text-properties style:text-underline-style="none" officeooo:rsid="001a745a" officeooo:paragraph-rsid="001a745a"/>
    </style:style>
    <style:style style:name="P6" style:family="paragraph" style:parent-style-name="Standard" style:list-style-name="L1">
      <style:paragraph-properties fo:text-align="start" style:justify-single-word="false"/>
      <style:text-properties style:text-underline-style="none" officeooo:rsid="001a745a" officeooo:paragraph-rsid="001bf5b2"/>
    </style:style>
    <style:style style:name="P7" style:family="paragraph" style:parent-style-name="Standard" style:list-style-name="L1">
      <style:paragraph-properties fo:text-align="start" style:justify-single-word="false"/>
      <style:text-properties style:text-underline-style="none" officeooo:rsid="001994ad" officeooo:paragraph-rsid="001994ad"/>
    </style:style>
    <style:style style:name="P8" style:family="paragraph" style:parent-style-name="Standard" style:list-style-name="L1">
      <style:paragraph-properties fo:text-align="start" style:justify-single-word="false"/>
      <style:text-properties style:text-underline-style="none" officeooo:rsid="001d5206" officeooo:paragraph-rsid="001d5206"/>
    </style:style>
    <style:style style:name="P9" style:family="paragraph" style:parent-style-name="Standard" style:list-style-name="L1">
      <style:paragraph-properties fo:text-align="start" style:justify-single-word="false"/>
      <style:text-properties style:text-underline-style="none" officeooo:rsid="001dcc22" officeooo:paragraph-rsid="002115f9"/>
    </style:style>
    <style:style style:name="P10" style:family="paragraph" style:parent-style-name="Standard" style:list-style-name="L1">
      <style:paragraph-properties fo:text-align="start" style:justify-single-word="false"/>
      <style:text-properties style:text-underline-style="none" officeooo:rsid="001f4336" officeooo:paragraph-rsid="001f4336"/>
    </style:style>
    <style:style style:name="P11" style:family="paragraph" style:parent-style-name="Standard" style:list-style-name="L1">
      <style:paragraph-properties fo:text-align="start" style:justify-single-word="false"/>
      <style:text-properties style:text-underline-style="none" officeooo:rsid="0022c750" officeooo:paragraph-rsid="0022c750"/>
    </style:style>
    <style:style style:name="P12" style:family="paragraph" style:parent-style-name="Standard" style:list-style-name="L1">
      <style:paragraph-properties fo:text-align="start" style:justify-single-word="false"/>
      <style:text-properties style:text-underline-style="none" officeooo:rsid="00246ef8" officeooo:paragraph-rsid="00246ef8"/>
    </style:style>
    <style:style style:name="P13" style:family="paragraph" style:parent-style-name="Standard" style:list-style-name="L1">
      <style:paragraph-properties fo:text-align="start" style:justify-single-word="false"/>
      <style:text-properties style:text-underline-style="none" officeooo:rsid="0024cf8a" officeooo:paragraph-rsid="0024cf8a"/>
    </style:style>
    <style:style style:name="P14" style:family="paragraph" style:parent-style-name="Standard" style:list-style-name="L1">
      <style:paragraph-properties fo:text-align="start" style:justify-single-word="false"/>
      <style:text-properties style:text-underline-style="none" officeooo:rsid="00269643" officeooo:paragraph-rsid="00269643"/>
    </style:style>
    <style:style style:name="P15" style:family="paragraph" style:parent-style-name="Standard" style:list-style-name="L1">
      <style:paragraph-properties fo:text-align="start" style:justify-single-word="false"/>
      <style:text-properties style:text-underline-style="none" officeooo:rsid="0027bb3b" officeooo:paragraph-rsid="0027bb3b"/>
    </style:style>
    <style:style style:name="P16" style:family="paragraph" style:parent-style-name="Standard" style:list-style-name="L1">
      <style:paragraph-properties fo:text-align="start" style:justify-single-word="false"/>
      <style:text-properties style:text-underline-style="solid" style:text-underline-width="auto" style:text-underline-color="font-color" officeooo:rsid="00181ed4" officeooo:paragraph-rsid="00181ed4"/>
    </style:style>
    <style:style style:name="P17" style:family="paragraph" style:parent-style-name="Standard" style:list-style-name="L1">
      <style:paragraph-properties fo:text-align="start" style:justify-single-word="false"/>
      <style:text-properties style:text-underline-style="solid" style:text-underline-width="auto" style:text-underline-color="font-color" officeooo:rsid="001a745a" officeooo:paragraph-rsid="001a745a"/>
    </style:style>
    <style:style style:name="P18" style:family="paragraph" style:parent-style-name="Standard" style:list-style-name="L1">
      <style:paragraph-properties fo:text-align="start" style:justify-single-word="false"/>
      <style:text-properties style:text-underline-style="solid" style:text-underline-width="auto" style:text-underline-color="font-color" officeooo:rsid="001994ad" officeooo:paragraph-rsid="001994ad"/>
    </style:style>
    <style:style style:name="T1" style:family="text">
      <style:text-properties style:text-underline-style="none"/>
    </style:style>
    <style:style style:name="T2" style:family="text">
      <style:text-properties style:text-underline-style="none" officeooo:rsid="001994ad"/>
    </style:style>
    <style:style style:name="T3" style:family="text">
      <style:text-properties style:text-underline-style="none" officeooo:rsid="001a745a"/>
    </style:style>
    <style:style style:name="T4" style:family="text">
      <style:text-properties style:text-underline-style="none" officeooo:rsid="001bf5b2"/>
    </style:style>
    <style:style style:name="T5" style:family="text">
      <style:text-properties officeooo:rsid="002115f9"/>
    </style:style>
    <style:style style:name="T6" style:family="text">
      <style:text-properties officeooo:rsid="002995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3 Year, $150,000 Plan: Ohio</text:p>
      <text:p text:style-name="P2">By ReGenerations Garden Services, LLC</text:p>
      <text:p text:style-name="P2"/>
      <text:p text:style-name="P1"><text:span text:style-name="T1">December 2016 </text:span><text:span text:style-name="T2">Draft</text:span></text:p>
      <text:p text:style-name="P2"/>
      <text:list xml:id="list1587961105025483099" text:style-name="L1">
        <text:list-item>
          <text:p text:style-name="P3">Land</text:p>
          <text:list>
            <text:list-item>
              <text:p text:style-name="P4">Abstract</text:p>
            </text:list-item>
            <text:list-item>
              <text:p text:style-name="P4">Potential Sites</text:p>
              <text:list>
                <text:list-item>
                  <text:p text:style-name="P15"><text:a xlink:type="simple" xlink:href="http://www.landflip.com/land.asp?listing_id=109499" text:style-name="Internet_20_link" text:visited-style-name="Visited_20_Internet_20_Link">http://www.landflip.com/land.asp?listing_id=109499</text:a> 1<text:span text:style-name="T6">3.36</text:span>acres $30k no house Z=ag</text:p>
                </text:list-item>
              </text:list>
            </text:list-item>
          </text:list>
        </text:list-item>
        <text:list-item>
          <text:p text:style-name="P3">Personnel</text:p>
        </text:list-item>
        <text:list-item>
          <text:p text:style-name="P16"><text:span text:style-name="T1">Necessary </text:span><text:span text:style-name="T4">Expenditures</text:span></text:p>
          <text:list>
            <text:list-item>
              <text:p text:style-name="P5">Abstract</text:p>
            </text:list-item>
            <text:list-item>
              <text:p text:style-name="P4">Recurring</text:p>
              <text:list>
                <text:list-item>
                  <text:p text:style-name="P4">Taxes</text:p>
                  <text:list>
                    <text:list-item>
                      <text:p text:style-name="P4">Land</text:p>
                    </text:list-item>
                    <text:list-item>
                      <text:p text:style-name="P4">Business</text:p>
                    </text:list-item>
                  </text:list>
                </text:list-item>
                <text:list-item>
                  <text:p text:style-name="P4">Utilities (as needed)</text:p>
                  <text:list>
                    <text:list-item>
                      <text:p text:style-name="P4">Electric</text:p>
                    </text:list-item>
                    <text:list-item>
                      <text:p text:style-name="P4">Gas</text:p>
                    </text:list-item>
                    <text:list-item>
                      <text:p text:style-name="P4">Water</text:p>
                    </text:list-item>
                    <text:list-item>
                      <text:p text:style-name="P4">Internet</text:p>
                    </text:list-item>
                  </text:list>
                </text:list-item>
                <text:list-item>
                  <text:p text:style-name="P4">Perishable Foods (as needed)</text:p>
                </text:list-item>
              </text:list>
            </text:list-item>
            <text:list-item>
              <text:p text:style-name="P3">Initial</text:p>
              <text:list>
                <text:list-item>
                  <text:p text:style-name="P16"><text:span text:style-name="T4">Bulk </text:span><text:span text:style-name="T1">Food</text:span><text:span text:style-name="T4">s</text:span></text:p>
                </text:list-item>
                <text:list-item>
                  <text:p text:style-name="P3">Agricultural Resources</text:p>
                  <text:list>
                    <text:list-item>
                      <text:p text:style-name="P3">Seeds/Stock</text:p>
                      <text:list>
                        <text:list-item>
                          <text:p text:style-name="P3">Trees</text:p>
                        </text:list-item>
                        <text:list-item>
                          <text:p text:style-name="P4">Shrubs</text:p>
                        </text:list-item>
                        <text:list-item>
                          <text:p text:style-name="P4">Food Fungi</text:p>
                        </text:list-item>
                        <text:list-item>
                          <text:p text:style-name="P3">Food Crops</text:p>
                        </text:list-item>
                        <text:list-item>
                          <text:p text:style-name="P3">Herb Crops</text:p>
                        </text:list-item>
                        <text:list-item>
                          <text:p text:style-name="P3">Biomass Crops</text:p>
                        </text:list-item>
                        <text:list-item>
                          <text:p text:style-name="P3">Miscellaneous Companions</text:p>
                        </text:list-item>
                      </text:list>
                    </text:list-item>
                    <text:list-item>
                      <text:p text:style-name="P7">Soil Building</text:p>
                      <text:list>
                        <text:list-item>
                          <text:p text:style-name="P7">Compost</text:p>
                        </text:list-item>
                        <text:list-item>
                          <text:p text:style-name="P7">Green Sand</text:p>
                        </text:list-item>
                        <text:list-item>
                          <text:p text:style-name="P8">Peat Moss</text:p>
                        </text:list-item>
                        <text:list-item>
                          <text:p text:style-name="P8">Perlite</text:p>
                        </text:list-item>
                        <text:list-item>
                          <text:p text:style-name="P8">Sand</text:p>
                        </text:list-item>
                        <text:list-item>
                          <text:p text:style-name="P8">Gravel</text:p>
                        </text:list-item>
                        <text:list-item>
                          <text:p text:style-name="P8">Wood Chips</text:p>
                        </text:list-item>
                      </text:list>
                    </text:list-item>
                  </text:list>
                </text:list-item>
                <text:list-item>
                  <text:p text:style-name="P3">Machinery/Tools</text:p>
                  <text:list>
                    <text:list-item>
                      <text:p text:style-name="P12">Tractor/Loader/Backhoe</text:p>
                      <text:list>
                        <text:list-item>
                          <text:p text:style-name="P9">We will need a multiple purpose machine for our big projects. A Bobcat CT122 is a great fit for our needs. It is a small tractor that comes standard with a front <text:soft-page-break/>loader. For our purposes, a backhoe attachment will be necessary for tree planting, and other deep dig projects. The CT122 is can be equipped with a back hoe. Currently, in Pemberton, OH, for $19,500, there is a 2010 CT122 available with front loader and back hoe. <text:a xlink:type="simple" xlink:href="http://www.petersequipment.net/pre_owned_detail.asp?veh=3775582" text:style-name="Internet_20_link" text:visited-style-name="Visited_20_Internet_20_Link">http://www.petersequipment.net/pre_owned_detail.asp?veh=3775582</text:a> <text:line-break/><text:span text:style-name="T5">In Wooster, there is the same for $16,900. http://www.tractorhouse.com/listings/farm-equipment/for-sale/10997527/bobcat-ct122</text:span></text:p>
                        </text:list-item>
                        <text:list-item>
                          <text:p text:style-name="P10">Cost: <text:span text:style-name="T5">$16,900; </text:span>$19,500</text:p>
                        </text:list-item>
                        <text:list-item>
                          <text:p text:style-name="P11">Inspection: We can hire an inspector, or go to an auction where there is an inspector. Here are some tips: <text:a xlink:type="simple" xlink:href="http://www.farmindustrynews.com/9-tips-buying-used" text:style-name="Internet_20_link" text:visited-style-name="Visited_20_Internet_20_Link">http://www.farmindustrynews.com/9-tips-buying-used</text:a></text:p>
                        </text:list-item>
                        <text:list-item>
                          <text:p text:style-name="P12">A Review of the 2012 CT122: <text:a xlink:type="simple" xlink:href="http://www.tractor.com/manufacturers/bobcat/2012-bobcat-ct122-review-1528.html" text:style-name="Internet_20_link" text:visited-style-name="Visited_20_Internet_20_Link">http://www.tractor.com/manufacturers/bobcat/2012-bobcat-ct122-review-1528.html</text:a></text:p>
                        </text:list-item>
                        <text:list-item>
                          <text:p text:style-name="P12">The Kioti CK20(S) has the same Daedong engine and can be outfitted with the same attachments. It is marginally smaller and faster. It is also up to our needs and could potentially be available cheaper.</text:p>
                        </text:list-item>
                        <text:list-item>
                          <text:p text:style-name="P13">Kubota's B-Series is comparable. Here is a review of the B3200HSD: <text:a xlink:type="simple" xlink:href="http://www.tractor.com/manufacturers/kubota/2012-kubota-b3200hsd-review-1524.html" text:style-name="Internet_20_link" text:visited-style-name="Visited_20_Internet_20_Link">http://www.tractor.com/manufacturers/kubota/2012-kubota-b3200hsd-review-1524.html</text:a></text:p>
                        </text:list-item>
                        <text:list-item>
                          <text:p text:style-name="P14">Cost: $15,800</text:p>
                        </text:list-item>
                        <text:list-item>
                          <text:p text:style-name="P14">http://www.tractorhouse.com/listings/farm-equipment/for-sale/17033239/2012-kubota-b3200</text:p>
                        </text:list-item>
                      </text:list>
                    </text:list-item>
                    <text:list-item>
                      <text:p text:style-name="P3">Hydraulic Press (Tire Pounding)</text:p>
                    </text:list-item>
                    <text:list-item>
                      <text:p text:style-name="P8">Chipper/Shredder</text:p>
                      <text:list>
                        <text:list-item>
                          <text:p text:style-name="P8">A chipper/shredder is important for managing organic debris; with a chipper/shredder, the debris is easily turned into soil. They exist as electric, gas, and tractor driven units. We will purchase a gas powered unit that can be towed by an ATV, bobcat, or truck. These units can shred all leaves, etc. and can chip branches up to 7” in diameter.</text:p>
                        </text:list-item>
                        <text:list-item>
                          <text:p text:style-name="P8">Cost: $800 (2” diameter limit) - $1900 (4” diameter limit)</text:p>
                        </text:list-item>
                      </text:list>
                    </text:list-item>
                    <text:list-item>
                      <text:p text:style-name="P7">Hand Tools</text:p>
                    </text:list-item>
                  </text:list>
                </text:list-item>
                <text:list-item>
                  <text:p text:style-name="P3">Construction Materials</text:p>
                  <text:list>
                    <text:list-item>
                      <text:p text:style-name="P7">Walls</text:p>
                      <text:list>
                        <text:list-item>
                          <text:p text:style-name="P7">Used Tires</text:p>
                        </text:list-item>
                        <text:list-item>
                          <text:p text:style-name="P7">Bottles and Cans</text:p>
                        </text:list-item>
                        <text:list-item>
                          <text:p text:style-name="P7">Sand</text:p>
                        </text:list-item>
                      </text:list>
                    </text:list-item>
                    <text:list-item>
                      <text:p text:style-name="P7">Plumbing</text:p>
                    </text:list-item>
                    <text:list-item>
                      <text:p text:style-name="P7">Electric</text:p>
                    </text:list-item>
                    <text:list-item>
                      <text:p text:style-name="P7">Greenhouse</text:p>
                    </text:list-item>
                  </text:list>
                </text:list-item>
              </text:list>
            </text:list-item>
            <text:list-item>
              <text:p text:style-name="P5">Potential Second Year Needs</text:p>
              <text:list>
                <text:list-item>
                  <text:p text:style-name="P17"><text:span text:style-name="T4">Bulk </text:span><text:span text:style-name="T1">Food</text:span></text:p>
                </text:list-item>
              </text:list>
            </text:list-item>
          </text:list>
        </text:list-item>
        <text:list-item>
          <text:p text:style-name="P7">Housing</text:p>
          <text:list>
            <text:list-item>
              <text:p text:style-name="P7">Abstract</text:p>
            </text:list-item>
            <text:list-item>
              <text:p text:style-name="P7">Footprint</text:p>
            </text:list-item>
            <text:list-item>
              <text:p text:style-name="P7">Foundation</text:p>
            </text:list-item>
            <text:list-item>
              <text:p text:style-name="P5"><text:soft-page-break/>Framing</text:p>
              <text:list>
                <text:list-item>
                  <text:p text:style-name="P5">Greenhouse Design</text:p>
                </text:list-item>
              </text:list>
            </text:list-item>
            <text:list-item>
              <text:p text:style-name="P5">Systems</text:p>
              <text:list>
                <text:list-item>
                  <text:p text:style-name="P5">Abstract</text:p>
                </text:list-item>
                <text:list-item>
                  <text:p text:style-name="P5">Thermal Regulation</text:p>
                </text:list-item>
                <text:list-item>
                  <text:p text:style-name="P5">Plumbing</text:p>
                  <text:list>
                    <text:list-item>
                      <text:p text:style-name="P5">Abstract</text:p>
                    </text:list-item>
                    <text:list-item>
                      <text:p text:style-name="P5">Catchment</text:p>
                    </text:list-item>
                    <text:list-item>
                      <text:p text:style-name="P5">Storage</text:p>
                    </text:list-item>
                    <text:list-item>
                      <text:p text:style-name="P5">Filtration/Purification</text:p>
                    </text:list-item>
                    <text:list-item>
                      <text:p text:style-name="P5">Clean Water Systems</text:p>
                    </text:list-item>
                    <text:list-item>
                      <text:p text:style-name="P5">Grey Water Systems</text:p>
                    </text:list-item>
                    <text:list-item>
                      <text:p text:style-name="P5">Black Water System</text:p>
                    </text:list-item>
                  </text:list>
                </text:list-item>
                <text:list-item>
                  <text:p text:style-name="P5">Electric</text:p>
                  <text:list>
                    <text:list-item>
                      <text:p text:style-name="P5">Abstract</text:p>
                    </text:list-item>
                    <text:list-item>
                      <text:p text:style-name="P5">Harvest</text:p>
                    </text:list-item>
                    <text:list-item>
                      <text:p text:style-name="P5">Utilization</text:p>
                    </text:list-item>
                  </text:list>
                </text:list-item>
              </text:list>
            </text:list-item>
          </text:list>
        </text:list-item>
        <text:list-item>
          <text:p text:style-name="P18"><text:span text:style-name="T1">A</text:span><text:span text:style-name="T3">griculture</text:span></text:p>
          <text:list>
            <text:list-item>
              <text:p text:style-name="P5">Abstract</text:p>
            </text:list-item>
            <text:list-item>
              <text:p text:style-name="P5">Community</text:p>
              <text:list>
                <text:list-item>
                  <text:p text:style-name="P4">Abstract</text:p>
                </text:list-item>
                <text:list-item>
                  <text:p text:style-name="P4">Grains</text:p>
                </text:list-item>
                <text:list-item>
                  <text:p text:style-name="P4">Starches</text:p>
                </text:list-item>
                <text:list-item>
                  <text:p text:style-name="P4">Vegetables</text:p>
                </text:list-item>
                <text:list-item>
                  <text:p text:style-name="P4">Fruits/Nuts</text:p>
                </text:list-item>
                <text:list-item>
                  <text:p text:style-name="P4">Herbs</text:p>
                </text:list-item>
                <text:list-item>
                  <text:p text:style-name="P4">Fungi</text:p>
                </text:list-item>
                <text:list-item>
                  <text:p text:style-name="P4">Chickens</text:p>
                </text:list-item>
                <text:list-item>
                  <text:p text:style-name="P4">Other Livestock</text:p>
                </text:list-item>
                <text:list-item>
                  <text:p text:style-name="P4">Fish</text:p>
                </text:list-item>
              </text:list>
            </text:list-item>
            <text:list-item>
              <text:p text:style-name="P5">Business</text:p>
              <text:list>
                <text:list-item>
                  <text:p text:style-name="P4">Abstract</text:p>
                </text:list-item>
                <text:list-item>
                  <text:p text:style-name="P5">Specialty Crops</text:p>
                </text:list-item>
                <text:list-item>
                  <text:p text:style-name="P4">Fungi</text:p>
                </text:list-item>
              </text:list>
            </text:list-item>
          </text:list>
        </text:list-item>
        <text:list-item>
          <text:p text:style-name="P5">Revenue Stream</text:p>
          <text:list>
            <text:list-item>
              <text:p text:style-name="P5">Abstract</text:p>
            </text:list-item>
            <text:list-item>
              <text:p text:style-name="P5">Garden Services</text:p>
            </text:list-item>
            <text:list-item>
              <text:p text:style-name="P6">Produce Sales</text:p>
            </text:list-item>
            <text:list-item>
              <text:p text:style-name="P17"><text:span text:style-name="T4">Soil</text:span><text:span text:style-name="T1"> Sales</text:span></text:p>
            </text:list-item>
            <text:list-item>
              <text:p text:style-name="P17"><text:span text:style-name="T1">Added Value Prod</text:span><text:span text:style-name="T4">ucts</text:span></text:p>
            </text:list-item>
            <text:list-item>
              <text:p text:style-name="P5">Patreonage</text:p>
              <text:list>
                <text:list-item>
                  <text:p text:style-name="P4">Online Presenc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 Upstairs</meta:initial-creator>
    <meta:creation-date>2016-12-13T19:57:18.842163322</meta:creation-date>
    <dc:date>2016-12-14T02:37:52.325077684</dc:date>
    <dc:creator>The Upstairs</dc:creator>
    <meta:editing-duration>PT5H52M33S</meta:editing-duration>
    <meta:editing-cycles>12</meta:editing-cycles>
    <meta:generator>LibreOffice/5.0.3.2$Linux_X86_64 LibreOffice_project/00m0$Build-2</meta:generator>
    <meta:document-statistic meta:table-count="0" meta:image-count="0" meta:object-count="0" meta:page-count="3" meta:paragraph-count="110" meta:word-count="509" meta:character-count="3084" meta:non-whitespace-character-count="2791"/>
  </office:meta>
</office:document-meta>
</file>